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Aptos" svg:font-family="Aptos" style:font-family-generic="swiss" style:font-pitch="variable"/>
    <style:font-face style:name="Yu Mincho" svg:font-family="Yu Mincho" style:font-family-generic="roman" style:font-pitch="variable" svg:panose-1="2 2 4 0 0 0 0 0 0 0"/>
  </office:font-face-decl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text-align="center"/>
    </style:style>
    <style:style style:name="P3" style:parent-style-name="Subtitle" style:family="paragraph">
      <style:paragraph-properties fo:text-align="center"/>
    </style:style>
    <style:style style:name="P4" style:parent-style-name="Textbody" style:family="paragraph">
      <style:paragraph-properties fo:margin-top="0in" fo:margin-bottom="0in"/>
    </style:style>
    <style:style style:name="P5" style:parent-style-name="Textbody" style:family="paragraph">
      <style:paragraph-properties fo:margin-top="0in" fo:margin-bottom="0in"/>
    </style:style>
    <style:style style:name="T6" style:parent-style-name="DefaultParagraphFont" style:family="text">
      <style:text-properties fo:font-style="italic" style:font-style-asian="italic" style:font-style-complex="italic"/>
    </style:style>
  </office:automatic-styles>
  <office:body>
    <office:text text:use-soft-page-breaks="true">
      <text:p text:style-name="P1">Project Title</text:p>
      <text:p text:style-name="P3">Author list</text:p>
      <text:p text:style-name="Textbody"/>
      <text:p text:style-name="Textbody">The final report should be approximately 5 pages without references and authorship statement, but this is not a hard limit. However, if many figures are generated, they can be included in the appendix to keep<text:s/>the main report centered around the main conclusions.</text:p>
      <text:p text:style-name="Textbody">With exception to Point 1, the final report should be a standalone document that can be read independently of the project proposal (i.e., your client should be able to understand the project without having to refer back to the original proposal). Therefore, you may reuse (i.e., copy) parts of your project proposal here. The report should be written in a professional manner suitable for submission to a client or publication.</text:p>
      <text:h text:style-name="Heading1" text:outline-level="1"><text:bookmark-start text:name="deviations-from-project-proposal"/>Deviations from project proposal<text:bookmark-end text:name="deviations-from-project-proposal"/></text:h>
      <text:p text:style-name="Firstparagraph">Describe briefly major deviations from the original project proposal, if any, in terms of topic, scope, approach, or schedule.</text:p>
      <text:h text:style-name="Heading1" text:outline-level="1"><text:bookmark-start text:name="introduction-to-the-problem"/>Introduction to the problem<text:bookmark-end text:name="introduction-to-the-problem"/></text:h>
      <text:p text:style-name="Firstparagraph">Why would anyone be interested in this topic: curiosity, societal implications, development of the technology? Provide citation to literature where appropriate.</text:p>
      <text:p text:style-name="Textbody">Definition of project scope:</text:p>
      <text:list text:style-name="LFO11" text:continue-numbering="true">
        <text:list-item>
          <text:p text:style-name="P4">what processes will you include / exclude</text:p>
        </text:list-item>
        <text:list-item>
          <text:p text:style-name="P5">what scenarios will you consider</text:p>
        </text:list-item>
      </text:list>
      <text:p text:style-name="Firstparagraph"><text:span text:style-name="T6">Note that novelty of the question, approach, or finding is not a requirement for this project.</text:span></text:p>
      <text:h text:style-name="Heading1" text:outline-level="1"><text:bookmark-start text:name="approach-used"/>Approach used<text:bookmark-end text:name="approach-used"/></text:h>
      <text:p text:style-name="Firstparagraph">Describe the approach taken to solve the problem. Include relevant mathematical relationships, models, algorithms, data, etc. Is the model mechanistic or empirical (e.g., conservation equation, or a parametrized relationship between input and output)? Do you use the program for forecasting/prediction, or inference (e.g., understand model parameters)?</text:p>
      <text:p text:style-name="Textbody">Provide citation to literature where appropriate, particularly to compare your approach to existing work (whether it is similar or different).</text:p>
      <text:h text:style-name="Heading1" text:outline-level="1"><text:bookmark-start text:name="results"/>Results<text:bookmark-end text:name="results"/></text:h>
      <text:p text:style-name="Firstparagraph">Describe the results. Give your assessment of whether they are reasonable - and how do you determine this?</text:p>
      <text:h text:style-name="Heading1" text:outline-level="1"><text:bookmark-start text:name="conclusion-and-outlook"/>Conclusion and outlook<text:bookmark-end text:name="conclusion-and-outlook"/></text:h>
      <text:p text:style-name="Firstparagraph">Summarize the approach taken and the answer to the question set out in the problem statement.<text:s/><text:soft-page-break/>Describe<text:s/>limitations of the work (outlook) and how it could be improved.</text:p>
      <text:h text:style-name="Heading1" text:outline-level="1"><text:bookmark-start text:name="authorship-statement"/>Authorship statement<text:bookmark-end text:name="authorship-statement"/></text:h>
      <text:p text:style-name="Firstparagraph">Describe contributions of each student on the team to the project in terms of writing of code and report, or project management.</text:p>
      <text:h text:style-name="Heading1" text:outline-level="1"><text:bookmark-start text:name="references"/>References<text:bookmark-end text:name="references"/></text:h>
      <text:p text:style-name="Firstparagraph">List all references cited in the report in a consistent format. Every reference should have a citation in the text, and every citation in the text should have a corresponding referen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Aptos" svg:font-family="Aptos" style:font-family-generic="swiss" style:font-pitch="variable"/>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Caption" style:display-name="TableCaption" style:family="paragraph" style:parent-style-name="Caption">
      <style:text-properties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Highlighted" style:display-name="Highlighted" style:family="text">
      <style:text-properties fo:background-color="#FFFF38"/>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Title" style:display-name="Title" style:family="paragraph" style:parent-style-name="Normal" style:next-style-name="Normal">
      <style:paragraph-properties style:contextual-spacing="true"/>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ptos" style:font-name-asian="Yu Mincho" style:font-name-complex="Times New Roman" fo:color="#5A5A5A" fo:letter-spacing="0.0104in" fo:font-size="11pt" style:font-size-asian="11pt" style:font-size-complex="11pt" fo:hyphenate="false"/>
    </style:style>
    <style:style style:name="SubtitleChar" style:display-name="Subtitle Char" style:family="text" style:parent-style-name="DefaultParagraphFont">
      <style:text-properties style:font-name="Aptos" style:font-name-asian="Yu Mincho" style:font-name-complex="Times New Roman" fo:color="#5A5A5A" fo:letter-spacing="0.0104in"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Title</dc:title>
    <dc:description/>
    <dc:subject/>
    <meta:initial-creator>Author list</meta:initial-creator>
    <dc:creator>Satoshi Takahama</dc:creator>
    <meta:creation-date>2025-11-13T22:15:00Z</meta:creation-date>
    <dc:date>2025-11-13T22:16:00Z</dc:date>
    <meta:template xlink:href="Normal.dotm" xlink:type="simple"/>
    <meta:editing-cycles>2</meta:editing-cycles>
    <meta:editing-duration>PT60S</meta:editing-duration>
    <meta:user-defined meta:name="geometry">margin=2.5cm</meta:user-defined>
    <meta:document-statistic meta:page-count="2" meta:paragraph-count="4" meta:word-count="362" meta:character-count="2424" meta:row-count="17" meta:non-whitespace-character-count="2066"/>
  </office:meta>
</office:document-meta>
</file>